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C4000003C40F4D9637.jpg"/>
  <manifest:file-entry manifest:media-type="image/png" manifest:full-path="Pictures/10000000000000200000002000309F1C.png"/>
  <manifest:file-entry manifest:media-type="image/jpeg" manifest:full-path="Pictures/100000000000045B00000345DB550942.jpg"/>
  <manifest:file-entry manifest:media-type="image/jpeg" manifest:full-path="Pictures/1000000000000305000002431FC678F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954cm"/>
    </style:style>
    <style:style style:name="P1" style:family="paragraph">
      <style:paragraph-properties fo:text-align="center"/>
    </style:style>
    <style:style style:name="P2" style:family="paragraph">
      <style:text-properties fo:color="#ff0000"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ff0000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frame draw:style-name="gr1" draw:text-style-name="P1" draw:layer="layout" svg:width="13.008cm" svg:height="9.75cm" svg:x="1.705cm" svg:y="10.75cm">
              <draw:image xlink:href="Pictures/100000000000045B00000345DB550942.jpg" xlink:type="simple" xlink:show="embed" xlink:actuate="onLoad">
                <text:p/>
              </draw:image>
            </draw:frame>
            <draw:frame draw:style-name="gr1" draw:text-style-name="P1" draw:layer="layout" svg:width="9.752cm" svg:height="9.75cm" svg:x="14.713cm" svg:y="10.75cm">
              <draw:image xlink:href="Pictures/10000000000003C4000003C40F4D9637.jpg" xlink:type="simple" xlink:show="embed" xlink:actuate="onLoad">
                <text:p/>
              </draw:image>
            </draw:frame>
          </draw:g>
          <draw:frame draw:style-name="gr1" draw:text-style-name="P1" draw:layer="layout" svg:width="13.032cm" svg:height="9.75cm" svg:x="7.514cm" svg:y="1cm">
            <draw:image xlink:href="Pictures/1000000000000305000002431FC678F1.jpg" xlink:type="simple" xlink:show="embed" xlink:actuate="onLoad">
              <text:p/>
            </draw:image>
          </draw:frame>
          <draw:line draw:style-name="gr2" draw:text-style-name="P1" draw:layer="layout" svg:x1="13.791cm" svg:y1="10.75cm" svg:x2="10.145cm" svg:y2="8.219cm">
            <text:p/>
          </draw:line>
          <draw:frame draw:style-name="gr3" draw:text-style-name="P2" draw:layer="layout" svg:width="5.419cm" svg:height="1.204cm" svg:x="11.296cm" svg:y="10.75cm">
            <draw:text-box>
              <text:p><text:span text:style-name="T1">water line</text:span></text:p>
            </draw:text-box>
          </draw:frame>
          <draw:line draw:style-name="gr2" draw:text-style-name="P1" draw:layer="layout" svg:x1="13.479cm" svg:y1="11.954cm" svg:x2="9.678cm" svg:y2="17.519cm">
            <text:p/>
          </draw:line>
          <draw:line draw:style-name="gr2" draw:text-style-name="P1" draw:layer="layout" svg:x1="14.713cm" svg:y1="11.954cm" svg:x2="17.962cm" svg:y2="18.48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102cm" svg:stroke-color="#ff0000" draw:marker-start-width="0.457cm" draw:marker-start-center="false" draw:marker-end-width="0.457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aikai </meta:initial-creator>
    <meta:creation-date>2010-09-22T20:23:48</meta:creation-date>
    <dc:date>2010-09-23T06:43:10</dc:date>
    <dc:creator>kaikai </dc:creator>
    <meta:editing-duration>PT00H56M40S</meta:editing-duration>
    <meta:editing-cycles>4</meta:editing-cycles>
    <meta:generator>OpenOffice.org/3.2$Linux OpenOffice.org_project/320m12$Build-9483</meta:generator>
    <meta:document-statistic meta:object-count="9"/>
  </office:meta>
</office:document-meta>
</file>